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59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1) rotate (-2.15687788961459) translate (5.42064014322751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8) rotate (-2.15652882376419) translate (4.322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279065192771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5) rotate (-1.55194677087336) translate (6.35236529608568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5.4686239852610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206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4.55745781206571cm 1.34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3244573185943cm 1.2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0:15.40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